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5cm" svg:height="3.5cm" svg:x="7.5cm" svg:y="2cm">
          <text:p text:style-name="P1">Light Controller</text:p>
          <text:p text:style-name="P1">3.4.5.3.3.1</text:p>
        </draw:ellipse>
        <draw:ellipse draw:style-name="gr2" draw:text-style-name="P1" draw:layer="layout" svg:width="5.5cm" svg:height="3.5cm" svg:x="12cm" svg:y="8.5cm">
          <text:p text:style-name="P1">Indoor Lights</text:p>
          <text:p text:style-name="P1">3.4.5.3.3.2</text:p>
        </draw:ellipse>
        <draw:ellipse draw:style-name="gr2" draw:text-style-name="P1" draw:layer="layout" svg:width="5.5cm" svg:height="3.5cm" svg:x="2.5cm" svg:y="8.5cm">
          <text:p text:style-name="P1">Outdoor Lights</text:p>
          <text:p text:style-name="P1">3.4.5.3.3.3</text:p>
        </draw:ellipse>
        <draw:line draw:style-name="gr3" draw:text-style-name="P1" draw:layer="layout" svg:x1="8.5cm" svg:y1="5cm" svg:x2="6.5cm" svg:y2="8.5cm">
          <text:p text:style-name="P1">LC2OL</text:p>
          <text:p text:style-name="P1">OL2LC</text:p>
        </draw:line>
        <draw:line draw:style-name="gr3" draw:text-style-name="P1" draw:layer="layout" svg:x1="12cm" svg:y1="5cm" svg:x2="14cm" svg:y2="8.5cm">
          <text:p text:style-name="P1">LC2IL</text:p>
          <text:p text:style-name="P1">IL2LC</text:p>
        </draw:line>
        <draw:rect draw:style-name="gr2" draw:text-style-name="P1" draw:layer="layout" svg:width="3.5cm" svg:height="2.5cm" svg:x="8.5cm" svg:y="15cm">
          <text:p text:style-name="P1">Sensor Data</text:p>
        </draw:rect>
        <draw:rect draw:style-name="gr2" draw:text-style-name="P1" draw:layer="layout" svg:width="3.5cm" svg:height="2.5cm" svg:x="1.5cm" svg:y="1.5cm">
          <text:p text:style-name="P1">Brain</text:p>
        </draw:rect>
        <draw:line draw:style-name="gr3" draw:text-style-name="P1" draw:layer="layout" svg:x1="6cm" svg:y1="12cm" svg:x2="8.5cm" svg:y2="15cm">
          <text:p text:style-name="P1">OL2SD</text:p>
          <text:p text:style-name="P1">SD2OL</text:p>
        </draw:line>
        <draw:line draw:style-name="gr3" draw:text-style-name="P1" draw:layer="layout" svg:x1="13.5cm" svg:y1="12cm" svg:x2="12cm" svg:y2="15cm">
          <text:p text:style-name="P1">IL2SD</text:p>
          <text:p text:style-name="P1">SD2IL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9T22:44:20.21</meta:creation-date>
    <dc:date>2011-11-30T19:36:42.96</dc:date>
    <dc:creator>Andrew Poirier</dc:creator>
    <meta:editing-duration>PT1H16M27S</meta:editing-duration>
    <meta:editing-cycles>3</meta:editing-cycles>
    <meta:generator>OpenOffice.org/3.3$Win32 OpenOffice.org_project/330m20$Build-9567</meta:generator>
    <meta:document-statistic meta:object-count="9"/>
  </office:meta>
</office:document-meta>
</file>